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text-properties fo:font-size="13pt" style:font-size-asian="13pt" style:font-size-complex="13pt"/>
    </style:style>
    <style:style style:name="P4" style:parent-style-name="Standard" style:family="paragraph">
      <style:text-properties fo:font-size="13pt" style:font-size-asian="13pt" style:font-size-complex="13pt"/>
    </style:style>
    <style:style style:name="P5" style:parent-style-name="Standard" style:family="paragraph">
      <style:text-properties fo:font-size="13pt" style:font-size-asian="13pt" style:font-size-complex="13pt"/>
    </style:style>
    <style:style style:name="P6" style:parent-style-name="Standard" style:family="paragraph">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P8" style:parent-style-name="Standard" style:family="paragraph">
      <style:text-properties fo:font-size="13pt" style:font-size-asian="13pt" style:font-size-complex="13pt"/>
    </style:style>
    <style:style style:name="P9" style:parent-style-name="Standard" style:family="paragraph">
      <style:text-properties fo:font-size="13pt" style:font-size-asian="13pt" style:font-size-complex="13pt"/>
    </style:style>
    <style:style style:name="P10" style:parent-style-name="Standard" style:family="paragraph">
      <style:text-properties fo:font-size="13pt" style:font-size-asian="13pt" style:font-size-complex="13pt"/>
    </style:style>
    <style:style style:name="T11" style:parent-style-name="DefaultParagraphFont" style:family="text">
      <style:text-properties fo:font-size="13pt" style:font-size-asian="13pt" style:font-size-complex="13pt"/>
    </style:style>
    <style:style style:name="T12" style:parent-style-name="DefaultParagraphFont" style:family="text">
      <style:text-properties fo:font-size="13pt" style:font-size-asian="13pt" style:font-size-complex="13pt"/>
    </style:style>
    <style:style style:name="T13" style:parent-style-name="DefaultParagraphFont" style:family="text">
      <style:text-properties fo:font-size="13pt" style:font-size-asian="13pt" style:font-size-complex="13pt"/>
    </style:style>
    <style:style style:name="T14" style:parent-style-name="DefaultParagraphFont" style:family="text">
      <style:text-properties fo:font-size="13pt" style:font-size-asian="13pt" style:font-size-complex="13pt"/>
    </style:style>
    <style:style style:name="T15" style:parent-style-name="DefaultParagraphFont" style:family="text">
      <style:text-properties fo:font-size="13pt" style:font-size-asian="13pt" style:font-size-complex="13pt"/>
    </style:style>
    <style:style style:name="T16" style:parent-style-name="DefaultParagraphFont" style:family="text">
      <style:text-properties fo:font-size="13pt" style:font-size-asian="13pt" style:font-size-complex="13pt"/>
    </style:style>
    <style:style style:name="T17" style:parent-style-name="DefaultParagraphFont" style:family="text">
      <style:text-properties fo:font-size="13pt" style:font-size-asian="13pt" style:font-size-complex="13pt"/>
    </style:style>
    <style:style style:name="T18" style:parent-style-name="DefaultParagraphFont" style:family="text">
      <style:text-properties fo:font-size="13pt" style:font-size-asian="13pt" style:font-size-complex="13pt"/>
    </style:style>
    <style:style style:name="T19" style:parent-style-name="DefaultParagraphFont" style:family="text">
      <style:text-properties fo:font-size="13pt" style:font-size-asian="13pt" style:font-size-complex="13pt"/>
    </style:style>
    <style:style style:name="T20" style:parent-style-name="DefaultParagraphFont" style:family="text">
      <style:text-properties fo:font-size="13pt" style:font-size-asian="13pt" style:font-size-complex="13pt"/>
    </style:style>
    <style:style style:name="T21" style:parent-style-name="DefaultParagraphFont" style:family="text">
      <style:text-properties fo:font-size="13pt" style:font-size-asian="13pt" style:font-size-complex="13pt"/>
    </style:style>
    <style:style style:name="T22" style:parent-style-name="DefaultParagraphFont" style:family="text">
      <style:text-properties fo:font-size="13pt" style:font-size-asian="13pt" style:font-size-complex="13pt"/>
    </style:style>
  </office:automatic-styles>
  <office:body>
    <office:text text:use-soft-page-breaks="true">
      <text:p text:style-name="P1">Personal Report – Jack Williams</text:p>
      <text:p text:style-name="P2"/>
      <text:p text:style-name="P3">Each member of the group contributed significantly to the overall product, and therefore I am happy to agree with the equal weightings. However, our<text:s/>group was reduced to 5 members following disagreements with one particular member in November 2015, therefore individual workloads were required to be increased to counter this problem; something that was achieved successfully.</text:p>
      <text:p text:style-name="P4"/>
      <text:p text:style-name="P5">My contributions to the project included initial brainstorming of concepts and ideas, design and development of the logic side of the game, organisation of team meetings, creation of graphical sprites and general debugging. Almost all of the contributions I made to the group were achieved during pair-programming sessions with various members of the team; initially with Liam during design of the State Machine and Module design and writing the game logic, and more recently with Alex during rendering of sprites and backgrounds. Individual work included the creation of the graphical sprites used as the hero and enemies, which were all open-sourced and<text:s/>I was involved in editing these.</text:p>
      <text:p text:style-name="P6"/>
      <text:p text:style-name="P7">Although being used to working in teams from my undergraduate studies, this was the first opportunity to design and collaborate on a working software product over a significant time-frame; an opportunity I was very excited to be involved with. Although I found it difficult at first due to my lack of experience in programming, and specifically programming with C and SDL, the<text:s/>project became more enjoyable and satisfying upon successful completion of sections of the software. A steep learning curve<text:s/>was de-bugging following integration of multiple pieces of code, for example integrating the graphics with the logic parts of the game. This proved to be the most intensive part of the programming, but was achieved successfully. This was minimised by our use of test functions for each module, which greatly increased the efficiency during this process.</text:p>
      <text:p text:style-name="P8"/>
      <text:p text:style-name="P9">Communication has been a major problem within the group, with consistent disagreements with one member of the group who left in November 2015. From the offset, our progress was hampered, and in general felt the efficiency of our team meetings in terms of content was greatly reduced due to these disagreements. We felt that writing a formal complaint against this member was appropriate in order for the rest of us to continue with the project. However, the project progressed well regardless, due to the communication between the other members, with WhatsApp,<text:s/>Facebook<text:s/>and face-to-face meetings keeping everyone up to date with developments.</text:p>
      <text:p text:style-name="P10"/>
      <text:p text:style-name="Standard"><text:span text:style-name="T11">The experience gained from such a group can only be positive in the long run, for example how to effectively deal with disagreements in a diploma</text:span><text:span text:style-name="T12">tic<text:s/></text:span><text:span text:style-name="T13">way</text:span><text:span text:style-name="T14">, and working to multiple deadlines under increased pressure from reduced team members and other work commitments. Therefore this can be seen as a great opportunity to experience these pressures before working in a career in Computer Science. Th</text:span><text:span text:style-name="T15">e way<text:s/></text:span><text:span text:style-name="T16">in which our</text:span><text:span text:style-name="T17"><text:s/>project has been created and written means that I have gained a greater understanding<text:s/></text:span><text:span text:style-name="T18">of working in a modular format;<text:s/></text:span><text:span text:style-name="T19">keeping code straightforward to<text:s/></text:span><text:span text:style-name="T20">understand for others who might</text:span><text:span text:style-name="T21"><text:s/>need to</text:span><text:span text:style-name="T22"><text:s/>adapt or change i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AR PL UMing HK" svg:font-family="AR PL UMing HK"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 PL UMing HK"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ris</meta:initial-creator>
    <dc:creator>Chris</dc:creator>
    <meta:creation-date>2016-01-16T19:27:00Z</meta:creation-date>
    <dc:date>2016-01-17T11:06:00Z</dc:date>
    <meta:template xlink:href="Normal" xlink:type="simple"/>
    <meta:editing-cycles>1</meta:editing-cycles>
    <meta:editing-duration>PT660S</meta:editing-duration>
    <meta:document-statistic meta:page-count="1" meta:paragraph-count="6" meta:word-count="481" meta:character-count="3221" meta:row-count="22" meta:non-whitespace-character-count="2746"/>
  </office:meta>
</office:document-meta>
</file>